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Arial" fo:font-size="13pt" fo:background-color="transparent" style:font-size-asian="13pt" style:font-size-complex="13pt"/>
    </style:style>
    <style:style style:name="P4"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5"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6" style:family="paragraph" style:parent-style-name="Standard">
      <style:text-properties style:font-name="Arial" fo:font-size="13pt" fo:language="en" fo:country="US" fo:font-weight="bold" fo:background-color="transparent"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Arial" fo:font-size="13pt" fo:language="en" fo:country="US" fo:font-weight="bold" fo:background-color="transparent"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Arial" fo:font-size="13pt" fo:language="en" fo:country="US" fo:font-weight="bold" fo:background-color="transparent" style:font-size-asian="13pt" style:font-weight-asian="bold" style:font-size-complex="13pt" style:font-weight-complex="bold"/>
    </style:style>
    <style:style style:name="P9" style:family="paragraph" style:parent-style-name="Standard">
      <style:text-properties style:font-name="Arial" fo:font-size="13pt" fo:language="en" fo:country="US" fo:font-weight="bold" style:font-size-asian="13pt" style:font-weight-asian="bold" style:font-size-complex="13pt" style:font-weight-complex="bold"/>
    </style:style>
    <style:style style:name="P10" style:family="paragraph" style:parent-style-name="Standard">
      <style:text-properties style:font-name="Arial" fo:font-size="13pt" fo:language="en" fo:country="US" fo:font-weight="normal" fo:background-color="transparent"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Arial" fo:font-size="13pt" fo:language="en" fo:country="US" fo:font-weight="normal" fo:background-color="transparent" style:font-size-asian="13pt" style:font-weight-asian="normal" style:font-size-complex="13pt" style:font-weight-complex="normal"/>
    </style:style>
    <style:style style:name="P12"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language="en" fo:country="US" fo:font-weight="normal" fo:background-color="transparent" style:font-size-asian="13pt" style:font-weight-asian="normal" style:font-size-complex="13pt" style:font-weight-complex="normal"/>
    </style:style>
    <style:style style:name="P13" style:family="paragraph" style:parent-style-name="Standard">
      <style:text-properties style:font-name="Arial" fo:font-size="13pt" fo:language="en" fo:country="US" fo:background-color="transparent" style:font-size-asian="13pt" style:font-size-complex="13pt"/>
    </style:style>
    <style:style style:name="P14"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language="en" fo:country="US" fo:background-color="transparent" style:font-size-asian="13pt" style:font-size-complex="13pt"/>
    </style:style>
    <style:style style:name="P15" style:family="paragraph" style:parent-style-name="Standard">
      <style:text-properties style:font-name="Arial" fo:font-size="13pt" fo:language="en" fo:country="US" fo:font-style="italic" fo:background-color="transparent" style:font-size-asian="13pt" style:font-style-asian="italic" style:font-size-complex="13pt" style:font-style-complex="italic"/>
    </style:style>
    <style:style style:name="P16" style:family="paragraph" style:parent-style-name="Standard">
      <style:text-properties style:font-name="Arial" fo:font-size="13pt" fo:language="en" fo:country="US" fo:font-style="italic" style:font-size-asian="13pt" style:font-style-asian="italic" style:font-size-complex="13pt" style:font-style-complex="italic"/>
    </style:style>
    <style:style style:name="P17" style:family="paragraph" style:parent-style-name="Standard">
      <style:text-properties style:font-name="Arial" fo:font-size="13pt" fo:language="en" fo:country="US" fo:font-style="italic" fo:font-weight="normal" fo:background-color="transparent" style:font-size-asian="13pt" style:font-style-asian="italic" style:font-weight-asian="normal" style:font-size-complex="13pt" style:font-style-complex="italic" style:font-weight-complex="normal"/>
    </style:style>
    <style:style style:name="P18" style:family="paragraph" style:parent-style-name="Standard">
      <style:text-properties style:font-name="Arial" fo:font-size="13pt" fo:language="en" fo:country="US" style:font-size-asian="13pt" style:font-size-complex="13pt"/>
    </style:style>
    <style:style style:name="P19" style:family="paragraph" style:parent-style-name="Standard">
      <style:text-properties style:font-name="Arial" fo:font-size="13pt" fo:language="en" fo:country="US" fo:font-style="normal" style:font-size-asian="13pt" style:font-style-asian="normal" style:font-size-complex="13pt" style:font-style-complex="normal"/>
    </style:style>
    <style:style style:name="P20" style:family="paragraph" style:parent-style-name="Standard">
      <style:text-properties style:font-name="Arial" fo:font-size="13pt" fo:language="en" fo:country="US" fo:font-style="normal" fo:font-weight="normal" fo:background-color="transparent" style:font-size-asian="13pt" style:font-style-asian="normal" style:font-weight-asian="normal" style:font-size-complex="13pt" style:font-style-complex="normal" style:font-weight-complex="normal"/>
    </style:style>
    <style:style style:name="P21" style:family="paragraph" style:parent-style-name="Standard" style:master-page-name="">
      <style:paragraph-properties fo:margin-left="0.6665in" fo:margin-right="0in" fo:text-indent="-0.6665in" style:auto-text-indent="false" style:page-number="auto"/>
      <style:text-properties style:font-name="Arial" fo:font-size="13pt" fo:language="en" fo:country="US" fo:background-color="transparent" style:font-size-asian="13pt" style:font-size-complex="13pt"/>
    </style:style>
    <style:style style:name="P22" style:family="paragraph" style:parent-style-name="Standard">
      <style:paragraph-properties fo:margin-left="0.6665in" fo:margin-right="0in" fo:text-indent="-0.6665in" style:auto-text-indent="false"/>
      <style:text-properties style:font-name="Arial" fo:font-size="13pt" fo:language="en" fo:country="US" fo:background-color="transparent" style:font-size-asian="13pt" style:font-size-complex="13pt"/>
    </style:style>
    <style:style style:name="P23" style:family="paragraph" style:parent-style-name="Standard" style:list-style-name="L1">
      <style:text-properties style:font-name="Arial" fo:font-size="13pt" fo:language="en" fo:country="US" fo:background-color="transparent" style:font-size-asian="13pt" style:font-size-complex="13pt"/>
    </style:style>
    <style:style style:name="P24" style:family="paragraph" style:parent-style-name="Standard">
      <style:text-properties style:font-name="Arial" fo:font-size="13pt" fo:language="en" fo:country="US" fo:font-weight="bold" fo:background-color="transparent" style:font-size-asian="13pt" style:font-weight-asian="bold" style:font-size-complex="13pt" style:font-weight-complex="bold"/>
    </style:style>
    <style:style style:name="P25" style:family="paragraph" style:parent-style-name="Standard" style:list-style-name="L2">
      <style:text-properties style:font-name="Arial" fo:font-size="13pt" fo:language="en" fo:country="US" fo:font-weight="normal" fo:background-color="transparent" style:font-size-asian="13pt" style:font-weight-asian="normal" style:font-size-complex="13pt" style:font-weight-complex="normal"/>
    </style:style>
    <style:style style:name="P26" style:family="paragraph" style:parent-style-name="Standard" style:list-style-name="L3">
      <style:text-properties style:font-name="Arial" fo:font-size="13pt" fo:language="en" fo:country="US" fo:font-weight="normal" fo:background-color="transparent" style:font-size-asian="13pt" style:font-weight-asian="normal" style:font-size-complex="13pt" style:font-weight-complex="normal"/>
    </style:style>
    <style:style style:name="P27" style:family="paragraph" style:parent-style-name="Standard" style:list-style-name="L3">
      <style:text-properties style:font-name="Arial" fo:font-size="13pt" fo:language="en" fo:country="US" fo:font-style="italic" fo:font-weight="normal" fo:background-color="transparent" style:font-size-asian="13pt" style:font-style-asian="italic" style:font-weight-asian="normal" style:font-size-complex="13pt" style:font-style-complex="italic" style:font-weight-complex="normal"/>
    </style:style>
    <style:style style:name="P28" style:family="paragraph" style:parent-style-name="Footer">
      <style:paragraph-properties fo:text-align="start" style:justify-single-word="false"/>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ploying or Upgrading the “surveyprocess” Software</text:p>
      <text:p text:style-name="P7"/>
      <text:p text:style-name="P8">Prologue:</text:p>
      <text:p text:style-name="P11">At the time of this writing (February, 2016), I'm assuming that everyone is using Windows 7. <text:s/>Windows 10 is out, but our versions of both Microstation/Geopak and AutoCAD are not supported on Windows 10.</text:p>
      <text:p text:style-name="P11"/>
      <text:p text:style-name="P11">I writing this mainly as a checklist for myself. <text:s/>I hope to add enough detail that someone can follow behind me. <text:s/>The Introduction should be all a typical user needs to know.</text:p>
      <text:p text:style-name="P13"/>
      <text:p text:style-name="P6">Introduction:</text:p>
      <text:p text:style-name="P13">surveyprocess is a set of perl scripts (programs) used to convert raw survey ASCII files into processed ASCII files ready for loading into Geopak using the IDOT standard codes. The raw files (in most cases) are:</text:p>
      <text:list xml:id="list2543513560223938210" text:style-name="L1">
        <text:list-item>
          <text:p text:style-name="P23">created using MPS point code listing and following MPS line coding procedures.</text:p>
        </text:list-item>
        <text:list-item>
          <text:p text:style-name="P23">typically downloaded from the data collector as a comma delimited file in 'point number, northing, easting, elevation, description' format. <text:s/>The description includes the Point Code, the Line Code (if any) and the Comment (if any).</text:p>
        </text:list-item>
      </text:list>
      <text:p text:style-name="P13"/>
      <text:p text:style-name="P13">There are two scripts that are run against the ASCII files to produce the Geopak-ready files (Note that Geopak must also be customized for the files to be processed correctly). <text:s/>The two scripts are “checkin.pl” and “process.pl”. <text:s/>The scripts are written in the “perl” programming language.</text:p>
      <text:p text:style-name="P13"/>
      <text:p text:style-name="P13">“checkin.pl” verifies that the Point Codes are a part of the MPS coding scheme. <text:s/>“checkin” takes a file with the '.txt' extension as input and produces a file with the same name but with a '.csv' extension.</text:p>
      <text:p text:style-name="P13"/>
      <text:p text:style-name="P13">“process.pl” takes the file with the '.csv' extension as input, makes the necessary conversions and outputs one or more files with the '.cor' extension. <text:s/>This '.cor' file is imported into Geopak.</text:p>
      <text:p text:style-name="P13"/>
      <text:p text:style-name="P13">The “checkin.pl” and “process.pl” are simple programs that are run from the 'Command Prompt' (cmd.exe) in Windows. <text:s/>The 'Command Prompt' is similar to the old DOS prompt. <text:s/>To easily access the 'Command Prompt' for this purpose, use the '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13"/>
      <text:p text:style-name="P15"><text:soft-page-break/>checkin filename.txt</text:p>
      <text:p text:style-name="P13"/>
      <text:p text:style-name="P13">and </text:p>
      <text:p text:style-name="P13"/>
      <text:p text:style-name="P15">process filename.csv</text:p>
      <text:p text:style-name="P13"/>
      <text:p text:style-name="P13">Essentially that is all most users need to know about how the system operates:</text:p>
      <text:p text:style-name="P21">1<text:tab/>Open up the 'Command Prompt' window in the folder that contains the files to be processed.</text:p>
      <text:p text:style-name="P22">2<text:tab/>Run “checkin” on the “.txt” file.</text:p>
      <text:p text:style-name="P22">3<text:tab/>Check the “.csv” file for errors</text:p>
      <text:p text:style-name="P22">4<text:tab/>Make corrections to the “.txt” file until the “.csv” file passes “checkin” without errors.</text:p>
      <text:p text:style-name="P22">5<text:tab/>Run “process” on the “.csv” file.</text:p>
      <text:p text:style-name="P22">6<text:tab/>Import the “.cor” file(s) into Geopak.</text:p>
      <text:p text:style-name="P13"/>
      <text:p text:style-name="P6">What Else is Going On:</text:p>
      <text:p text:style-name="P10">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10"/>
      <text:p text:style-name="P10">To help solve these problems we are using a version control system named “git”. <text:s/>“git” 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10"/>
      <text:p text:style-name="P10">”git” is a distributed system. <text:s/>That means every machine has it's own copy of <text:s/>surveyprocess. <text:s/>The copies are called repositories, “repos” for short. <text:s/>The “repos” contain ALL of the versions of surveyprocess; all of the old versions and all of the conversions-to-client-formats that we have done so far. </text:p>
      <text:p text:style-name="P10"/>
      <text:p text:style-name="P10">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10"/>
      <text:p text:style-name="P10">The server runs a software package named “gitolite”. <text:s/>“gitolite” maintains the “origin” <text:soft-page-break/>repository and other repositories on the server. <text:s/>It maintains a list of permissions, so that all authorized personnel can pull any changes, certain people can make changes to the repositories and it ensures that there is no un-authorized access.</text:p>
      <text:p text:style-name="P10"/>
      <text:p text:style-name="P10">There is a lot more to “git” and “gitolite” and how the backend of this all works, but the main points are:</text:p>
      <text:p text:style-name="P10">1<text:tab/>Every machine has it's own copy of the repository.</text:p>
      <text:p text:style-name="P10">2<text:tab/>Changes can be made.</text:p>
      <text:p text:style-name="P10">3<text:tab/>Changes can be incorporated into the origin.</text:p>
      <text:p text:style-name="P10">4<text:tab/>You can always get back to the origin.</text:p>
      <text:p text:style-name="P10">5<text:tab/>There is a backup copy of each user's repository on the gitolite server. </text:p>
      <text:p text:style-name="P13"/>
      <text:p text:style-name="P6">New Installation:</text:p>
      <text:p text:style-name="P13">If this machine is going to be accessible remotely then IT360 needs to set the permissions before this machine can be accessed. <text:s/>IT360 will need the name of the machine to set that up.</text:p>
      <text:p text:style-name="P13"/>
      <text:p text:style-name="P13">New installations require some software to be installed. You need to know if it is a 32 or 64 bit Operating System to download the correct program. You can see this by clicking on the Start Menu, right-click on Computer and then click Properties.</text:p>
      <text:p text:style-name="P13"/>
      <text:p text:style-name="P13">There are two programs that need to be installed; “Perl” and “Git for Windows”. <text:s/>Both programs are opensource and free to use. <text:s/>You can use the default settings when installing these, just say OK to everything.</text:p>
      <text:p text:style-name="P13"/>
      <text:p text:style-name="P13">“Perl” is the scripting language that the checkin.pl and process.pl are written in. The 32-bit or 64-bit versions of Perl can be downloaded and installed from:</text:p>
      <text:p text:style-name="P13"/>
      <text:p text:style-name="P15">HTTP://strawberryperl.com/</text:p>
      <text:p text:style-name="P13"/>
      <text:p text:style-name="P13">“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13"/>
      <text:p text:style-name="P3"><text:a xlink:type="simple" xlink:href="https://git-for-windows.github.io/" text:style-name="Internet_20_link" text:visited-style-name="Visited_20_Internet_20_Link"><text:span text:style-name="T6">https://git-for-windows.github.io</text:span></text:a></text:p>
      <text:p text:style-name="P13"/>
      <text:p text:style-name="P6">Git Bash:</text:p>
      <text:p text:style-name="P10">We work with git through a command-prompt-type-window in a program named “Git Bash”. <text:s/>“Git Bash” is not the same as the “Command Prompt” that we use to run the <text:soft-page-break/>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hey are five completely different files. <text:s/>The same goes for commands. <text:s/>Everything in “Git Bash” is case sensitive. </text:p>
      <text:p text:style-name="P13"/>
      <text:p text:style-name="P13">You can access “Git Bash” from the Start Menu – All Programs – Git – Git Bash.</text:p>
      <text:p text:style-name="P15"/>
      <text:p text:style-name="P13"/>
      <text:p text:style-name="P6">New User:</text:p>
      <text:p text:style-name="P10">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10"/>
      <text:p text:style-name="P10">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10"/>
      <text:p text:style-name="P18"><text:span text:style-name="T1">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18"/>
      <text:p text:style-name="P18">To set this up we need to add a folder to the user's machine. So, <text:span text:style-name="T5">logged in as the User</text:span>, open “Git Bash” and move to where we want to add the folder; type:</text:p>
      <text:p text:style-name="P18"/>
      <text:p text:style-name="P16">cd ~</text:p>
      <text:p text:style-name="P18"/>
      <text:p text:style-name="P18">that's the tilde, Shift and the key below ESC. “cd” means change directory or folder. The tilde is short-hand for “C:\users\USERNAME\”.</text:p>
      <text:p text:style-name="P18"/>
      <text:p text:style-name="P18">From a previous install, there may be a .ssh folder already there. <text:s/>Test this by typing:</text:p>
      <text:p text:style-name="P18"/>
      <text:p text:style-name="P16">ls -al .ssh</text:p>
      <text:p text:style-name="P18"/>
      <text:p text:style-name="P18">If there are files listed, you can skip to the next section “Already Got Keys”. <text:s/>If not, then create the folder:</text:p>
      <text:p text:style-name="P18"><text:soft-page-break/></text:p>
      <text:p text:style-name="P16">mkdir .ssh</text:p>
      <text:p text:style-name="P18"/>
      <text:p text:style-name="P18">mkdir means “make directory”. <text:s/>A “directory” is what “folders” used to be called in Windows. <text:s/>The period before the ssh is important.</text:p>
      <text:p text:style-name="P18"/>
      <text:p text:style-name="P18">Then move into that folder:</text:p>
      <text:p text:style-name="P18"/>
      <text:p text:style-name="P16">cd .ssh </text:p>
      <text:p text:style-name="P18"/>
      <text:p text:style-name="P18">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18"/>
      <text:p text:style-name="P16">ssh-keygen -f <text:s/>USERNAME</text:p>
      <text:p text:style-name="P16"/>
      <text:p text:style-name="P19">When asked to enter to “Enter passphrase”, leave it blank and press enter twice.</text:p>
      <text:p text:style-name="P18"/>
      <text:p text:style-name="P18">This creates two key files, “USERNAME” and “USERNAME.pub”. <text:s/>“USERNAME” is the private key which stays where it is and “USERNAME.pub” is the key you can email to the gitolite administrator.</text:p>
      <text:p text:style-name="P18"/>
      <text:p text:style-name="P18">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18"/>
      <text:p text:style-name="P14">Host USERNAME</text:p>
      <text:p text:style-name="P14"><text:tab/>User<text:tab/><text:tab/>g_admin</text:p>
      <text:p text:style-name="P14"><text:tab/>Hostname<text:tab/>192.168.50.150</text:p>
      <text:p text:style-name="P14"><text:tab/>Port<text:tab/><text:tab/>22</text:p>
      <text:p text:style-name="P14"><text:tab/>IdentityFile <text:s text:c="2"/>~/.ssh/USERNAME</text:p>
      <text:p text:style-name="P9"/>
      <text:p text:style-name="P9">Already Got Keys:</text:p>
      <text:p text:style-name="P18">If the .ssh folder is already there, then it probably contains two files, “id_rsa” and “id_rsa.pub”. <text:s/>Make a copy of “id_rsa” and name it “USERNAME”. <text:s/>Make a copy of “id_rsa.pub” and name it “USERNAME.pub”.</text:p>
      <text:p text:style-name="P18"/>
      <text:p text:style-name="P18">Now go back up the text a few paragraphs and email the “USERNAME.pub” file and <text:soft-page-break/>create the “config” file.</text:p>
      <text:p text:style-name="P13"/>
      <text:p text:style-name="P6">Logout as User:</text:p>
      <text:p text:style-name="P13">Once the key files are created, the “USERNAME.pub” key sent to the admin and the “config” file created, we don't need to be logged in as the user for now.</text:p>
      <text:p text:style-name="P6">Changing the PATH:</text:p>
      <text:p text:style-name="P13">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13"/>
      <text:p text:style-name="P13">From the “Start Menu”, select “Computer”.</text:p>
      <text:p text:style-name="P13"/>
      <text:p text:style-name="P13">Select “System Properties” near the top of the next window.</text:p>
      <text:p text:style-name="P13"/>
      <text:p text:style-name="P13">From the next window select “Advanced system setting” from the left side.</text:p>
      <text:p text:style-name="P13"/>
      <text:p text:style-name="P13">From the “System Properties” window, select the “Advanced Tab” and then the “Environment Variables” near the bottom.</text:p>
      <text:p text:style-name="P13"><text:s/></text:p>
      <text:p text:style-name="P13">On the “Environment Variables” window, we will use the bottom section, “System variables”. <text:s/>Using the slider on the right, go down until you see the word “Path”. <text:s text:c="2"/>Double click on it.</text:p>
      <text:p text:style-name="P13"/>
      <text:p text:style-name="P13">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13">1<text:tab/>Add the following path to the list:</text:p>
      <text:p text:style-name="P13"><text:tab/><text:tab/>C:\git-repos\surveyprocess\BatchFiles;</text:p>
      <text:p text:style-name="P13">2<text:tab/>Delete any old path statements referencing “surveyprocess”. <text:s/></text:p>
      <text:p text:style-name="P13">Click OK and exit all the windows.</text:p>
      <text:p text:style-name="P13"/>
      <text:p text:style-name="P6">Administrator's Turn:</text:p>
      <text:p text:style-name="P13">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13"/>
      <text:p text:style-name="P6">User Logs Back In:</text:p>
      <text:p text:style-name="P10">We have been substituting the user's computer username when we see USERNAME. <text:s/><text:soft-page-break/>In the following sections we will continue to do that and in addition we will be substituting the user's first and last, lower case, initials in place of USER-INITIALS. So, “js” for John Smith.</text:p>
      <text:p text:style-name="P10"/>
      <text:p text:style-name="P10">User logs back in. Starts “Git-Bash”. And enters the following command:</text:p>
      <text:p text:style-name="P10"/>
      <text:p text:style-name="P17">git push –all USER-INITIALS_public</text:p>
      <text:p text:style-name="P10"/>
      <text:p text:style-name="P10">So for John Smith, that is:</text:p>
      <text:p text:style-name="P10"><text:tab/>git push –all js_public</text:p>
      <text:p text:style-name="P13"/>
      <text:p text:style-name="P13">That is 2 dashes in front of the “all”.</text:p>
      <text:p text:style-name="P13"/>
      <text:p text:style-name="P13">And that is the initial setup for the User. <text:s/>The User should be able to follow the Introduction above to use “surveyprocess” to process survey files. <text:s/>As mentioned, the User can make changes and switch into other modes (branches), like the new SS4 conversion or conversion <text:span text:style-name="T2">to a different Non-IDOT client's format, but I'll need to write a different paper about that. <text:s/>The rest of this paper is for the gitolite administrator.</text:span></text:p>
      <text:p text:style-name="P10"/>
      <text:p text:style-name="P6">Add new USER to the Gitolite Server:</text:p>
      <text:p text:style-name="P10">Three steps:</text:p>
      <text:list xml:id="list6417137952971843929" text:style-name="L2">
        <text:list-item>
          <text:p text:style-name="P25">Copy the User's public key in the gitolite-admin/keydir folder. <text:s/>This file should be named USERNAME.pub. <text:s/>If it came as id_rsa.pub rename it.</text:p>
        </text:list-item>
        <text:list-item>
          <text:p text:style-name="P25">Modify the gitolite-admin/conf/gitolite.conf file. <text:s/>Use a text editor, not a word processor.</text:p>
          <text:list>
            <text:list-item>
              <text:p text:style-name="P25">Add the user to the list of @sp_users.</text:p>
            </text:list-item>
            <text:list-item>
              <text:p text:style-name="P25">Add a repository for the User to the list of other Users; @sp_repos = USERNAME.</text:p>
            </text:list-item>
            <text:list-item>
              <text:p text:style-name="P25">Add permissions for the new repo:</text:p>
              <text:list>
                <text:list-header>
                  <text:p text:style-name="P25">repo sp_USERNAME</text:p>
                  <text:p text:style-name="P25">RW+ = USERNAME</text:p>
                </text:list-header>
              </text:list>
            </text:list-item>
          </text:list>
        </text:list-item>
        <text:list-item>
          <text:p text:style-name="P25">Push the changes to the gitolite server. <text:s/>You need to be in the gitolite-admin directory (Lance – remember this is on your VB-arch machine) to do this:</text:p>
        </text:list-item>
      </text:list>
      <text:p text:style-name="P10"/>
      <text:p text:style-name="P10"><text:tab/><text:tab/><text:span text:style-name="T4">git status</text:span></text:p>
      <text:p text:style-name="P17"><text:tab/><text:tab/>git add -A</text:p>
      <text:p text:style-name="P17"><text:tab/><text:tab/>git commit -m “add USERNAME”</text:p>
      <text:p text:style-name="P10"><text:tab/><text:tab/><text:span text:style-name="T4">git push</text:span></text:p>
      <text:p text:style-name="P6"/>
      <text:p text:style-name="P6">Clone &amp; Set-up Repository and Remotes:</text:p>
      <text:p text:style-name="P13">This next section can be done using a remote login on the new User's machine. <text:s/>This <text:soft-page-break/>is a part of my checklist. <text:s/>If someone else is administering this, it will need to be tweaked a bit.</text:p>
      <text:p text:style-name="P13"/>
      <text:p text:style-name="P13">Copy the “lance” &amp; “lvinsel” keys and the “config” file into C:\users\lvinsel\.ssh folder. <text:s/>Use the server (T:) as an intermediate copy location and remember to delete the files from the server.</text:p>
      <text:p text:style-name="P13"/>
      <text:p text:style-name="P13">Open “Git Bash” and enter the following commands:</text:p>
      <text:p text:style-name="P13">:</text:p>
      <text:p text:style-name="P15">cd <text:s/>c:</text:p>
      <text:p text:style-name="P15"/>
      <text:p text:style-name="P15">mkdir git-repos</text:p>
      <text:p text:style-name="P13"/>
      <text:p text:style-name="P15">cd <text:s/>git-repos</text:p>
      <text:p text:style-name="P13"/>
      <text:p text:style-name="P15">git clone USERNAME:surveyprocess.git</text:p>
      <text:p text:style-name="P13"/>
      <text:p text:style-name="P15">cd surveyprocess</text:p>
      <text:p text:style-name="P13"/>
      <text:p text:style-name="P15">git remote remove origin</text:p>
      <text:p text:style-name="P15"/>
      <text:p text:style-name="P15">git remote add origin USERNAME:surveyprocess.git</text:p>
      <text:p text:style-name="P15"/>
      <text:p text:style-name="P15">git remote set-url –push origin USERNAME:sp_USERNAME.git</text:p>
      <text:p text:style-name="P15"/>
      <text:p text:style-name="P13">So for John Smith, that is:<text:line-break/><text:tab/>git remote add origin jsmith:surveyprocess.git</text:p>
      <text:p text:style-name="P13"/>
      <text:p text:style-name="P15">git remote add USER-INITIALS_public USERNAME:sp_USERNAME.git</text:p>
      <text:p text:style-name="P13"/>
      <text:p text:style-name="P13">And again for our buddy John:</text:p>
      <text:p text:style-name="P13"><text:tab/>git remote add js_public jsmith:sp_jsmith.git</text:p>
      <text:p text:style-name="P13"/>
      <text:p text:style-name="P13">“Git Bash” is probably not set to open up in the right folder for our purposes. <text:s/>Go to start it up, but instead of clicking on it, right-click on it and select Properties.</text:p>
      <text:p text:style-name="P13"/>
      <text:p text:style-name="P13">In the “Target:” field remove the text:</text:p>
      <text:p text:style-name="P13"/>
      <text:p text:style-name="P15">--cd-to-home</text:p>
      <text:p text:style-name="P13"/>
      <text:p text:style-name="P13">Change the “Start in:” field to read:</text:p>
      <text:p text:style-name="P13"><text:soft-page-break/></text:p>
      <text:p text:style-name="P15">C:\git-repos\surveyprocess</text:p>
      <text:p text:style-name="P13"/>
      <text:p text:style-name="P13">After the User finishes the section “<text:span text:style-name="T2">User Logs Back In:”, above, that should be it for the setup for a new machine/user.</text:span></text:p>
      <text:p text:style-name="P10"/>
      <text:p text:style-name="P10"/>
      <text:p text:style-name="P6">Setup the Gitolite Server:</text:p>
      <text:p text:style-name="P10">The gitolite server is running on a virtual machine on the VMware ESXi server in the Morton office. The IP address of the server is 192.168.50.150. <text:s/>The server is running the CentOS version 7 Linux operating system. <text:s/></text:p>
      <text:p text:style-name="P10"/>
      <text:p text:style-name="P5"><text:span text:style-name="T7">Gitolite was installed using </text:span><text:a xlink:type="simple" xlink:href="http://www.bigfastblog.com/gitolite-installation-step-by-step" text:style-name="Internet_20_link" text:visited-style-name="Visited_20_Internet_20_Link">http://www.bigfastblog.com/gitolite-installation-step-by-step</text:a><text:span text:style-name="T7"> as a guide. “g_admin” was used as the administration user, instead of “gitolite” as used in the instructions. <text:s/>A scanned copy of my installation notes are stored in the master branch under OtherInfo\gitolite_install_notes.pdf.</text:span></text:p>
      <text:p text:style-name="P10"/>
      <text:p text:style-name="P6">Administrating the Gitolite Server:</text:p>
      <text:p text:style-name="P10">Once the server is setup, gitolite uses git to manage the administration. <text:s/>There is a git repository on the administrator's machine named gitolite-admin. <text:s/>The files in this repo are modified and then pushed to the gitolite server to complete the process. <text:s/>So the basic process is:</text:p>
      <text:list xml:id="list3572343268806351040" text:style-name="L3">
        <text:list-item>
          <text:p text:style-name="P26">Add or delete the public key files.</text:p>
        </text:list-item>
        <text:list-item>
          <text:p text:style-name="P26">Or make changes to the “gitolite-conf” file.</text:p>
        </text:list-item>
        <text:list-item>
          <text:p text:style-name="P27">git add -A</text:p>
        </text:list-item>
        <text:list-item>
          <text:p text:style-name="P27">git commit -m 'commit message'</text:p>
        </text:list-item>
      </text:list>
      <text:p text:style-name="P10"/>
      <text:p text:style-name="P10">The gitolite-admin repo has two directories that we are concerned with. <text:s/>The first one is “keydir”. <text:s/>This is where the admin places all of the public ssh keys for all of the users. <text:s/>The public keys need to be named USERNAME.pub not the generic id_rsa.pub; or in the case of the admin, ADMINUSER.pub.</text:p>
      <text:p text:style-name="P10"/>
      <text:p text:style-name="P10">The other directory is “conf”, which contains the “gitolite.conf” file. <text:s/>“gitolite.conf” is a text file, so you can use UltraEdit to modify it.</text:p>
      <text:p text:style-name="P10"/>
      <text:p text:style-name="P6">Add a New Admin to Gitolite:</text:p>
      <text:p text:style-name="P10">To add a new administrator the current admin needs to change the permissions for the new admin so that they can access the gitolite-admin repo. <text:s/>We need another USERNAME for the administration user. The admin will have two logins and two different keys, one for the regular use and one for administration only purposes. As an example, I'm using “lance” for the admin and then I have “lvinsel” for the regular user. </text:p>
      <text:p text:style-name="P10"><text:soft-page-break/></text:p>
      <text:p text:style-name="P10">Move the Admin's public key, “ADMINUSER.pub”, into the “keydir” directory. <text:s/>You need to create this key on the New Admin's machine; see the next section for that.</text:p>
      <text:p text:style-name="P10"/>
      <text:p text:style-name="P10">In the “gitolite.conf” file, under the section labeled “# teamlead Users”, add a line:</text:p>
      <text:p text:style-name="P10"/>
      <text:p text:style-name="P10">@sp_users <text:tab/>= <text:s/>ADMINUSER <text:s/></text:p>
      <text:p text:style-name="P10"/>
      <text:p text:style-name="P10">After the line “repo gitolite-admin”, add ADMINUSER to the end of the line, like:</text:p>
      <text:p text:style-name="P10"/>
      <text:p text:style-name="P10"><text:tab/>RW+<text:tab/>= @admin lance ADMINUSER </text:p>
      <text:p text:style-name="P10"/>
      <text:p text:style-name="P10">Save, exit and do steps 3 and 4, from above and you are done with getting the gitolite server setup for the new administrator.</text:p>
      <text:p text:style-name="P10"/>
      <text:p text:style-name="P6">Setup the New Admin's Machine:</text:p>
      <text:p text:style-name="P10">Before you can add <text:s/>the new key, in the previous section, you need to create it. Open “Git Bash” and move to the .ssh directory:</text:p>
      <text:p text:style-name="P10"/>
      <text:p text:style-name="P17">cd ~/.ssh</text:p>
      <text:p text:style-name="P13"/>
      <text:p text:style-name="P17">ssh-keygen -f <text:s/>ADMINUSER</text:p>
      <text:p text:style-name="P10"/>
      <text:p text:style-name="P20">In my case this was:</text:p>
      <text:p text:style-name="P20"><text:tab/><text:span text:style-name="T4">ssh-keygen -f lance</text:span></text:p>
      <text:p text:style-name="P17"/>
      <text:p text:style-name="P20">The ADMINUSER.pub is the file that needs to be copied in the Current Admin's <text:s/>“gitolite-admin/keydir” folder.</text:p>
      <text:p text:style-name="P10"/>
      <text:p text:style-name="P10">In the same folder, “c:\users\USERNAME\.ssh”, is a file named “config” that needs to modified. <text:s/>Using UltraEdit or some other text editor, add the following to the end of the file: </text:p>
      <text:p text:style-name="P10"/>
      <text:p text:style-name="P14">Host ADMINUSER</text:p>
      <text:p text:style-name="P14"><text:tab/>User<text:tab/><text:tab/>g_admin</text:p>
      <text:p text:style-name="P14"><text:tab/>Hostname<text:tab/>192.168.50.150</text:p>
      <text:p text:style-name="P14"><text:tab/>Port<text:tab/><text:tab/>22</text:p>
      <text:p text:style-name="P12"><text:tab/>IdentityFile <text:s text:c="2"/>~/.ssh/ADMINUSER</text:p>
      <text:p text:style-name="P10">So once everything above is done, change into the git-repos folder with “Git Bash”:</text:p>
      <text:p text:style-name="P10"><text:s/></text:p>
      <text:p text:style-name="P4"><text:span text:style-name="T6">cd </text:span><text:a xlink:type="simple" xlink:href="file:///c:/git-repos" text:style-name="Internet_20_link" text:visited-style-name="Visited_20_Internet_20_Link">c:\git-repos</text:a></text:p>
      <text:p text:style-name="P10"><text:soft-page-break/></text:p>
      <text:p text:style-name="P17">git clone ADMINUSER:gitolite-admin</text:p>
      <text:p text:style-name="P17"/>
      <text:p text:style-name="P20">This pulls the gitolite-admin repo into the folder. <text:s/>Then you can change into the new repo:</text:p>
      <text:p text:style-name="P20"/>
      <text:p text:style-name="P17">cd gitolite-admin</text:p>
      <text:p text:style-name="P17"/>
      <text:p text:style-name="P20">and make changes to the “keydir” and “conf” folders and other administration functions and then push the changes to the gitolite serv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footer>
        <text:p text:style-name="MP1"><text:file-name text:display="full">C:\git-repos\surveyprocess\OtherInfo\RollOutInstructions.odt</text:file-name></text:p>
        <text:p text:style-name="MP1"><text:date style:data-style-name="N37" text:date-value="2018-02-13T13:27:27.63" text:fixed="true">02/13/18</text:date>/<text:time style:data-style-name="N43" text:time-value="2018-02-13T13:27:33.12" text:fixed="true">01:27:33 PM</text:time></text:p>
        <text:p text:style-name="MP2"><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3:58:48.702000000</meta:creation-date>
    <dc:date>2018-02-13T13:27:51.87</dc:date>
    <meta:editing-duration>P1DT19H46M50S</meta:editing-duration>
    <meta:editing-cycles>35</meta:editing-cycles>
    <meta:generator>OpenOffice/4.1.1$Win32 OpenOffice.org_project/411m6$Build-9775</meta:generator>
    <dc:creator>Lance Vinsel</dc:creator>
    <meta:document-statistic meta:table-count="0" meta:image-count="0" meta:object-count="0" meta:page-count="11" meta:paragraph-count="176" meta:word-count="3064" meta:character-count="18061"/>
  </office:meta>
</office:document-meta>
</file>